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1ee498"/>
    </style:style>
    <style:style style:name="P2" style:family="paragraph" style:parent-style-name="Text_20_body">
      <style:text-properties officeooo:rsid="00211d1c" officeooo:paragraph-rsid="00211d1c"/>
    </style:style>
    <style:style style:name="P3" style:family="paragraph" style:parent-style-name="Text_20_body" style:list-style-name="L2">
      <style:text-properties officeooo:rsid="00211d1c" officeooo:paragraph-rsid="00211d1c"/>
    </style:style>
    <style:style style:name="P4" style:family="paragraph" style:parent-style-name="Text_20_body">
      <style:text-properties officeooo:rsid="0021d640" officeooo:paragraph-rsid="0021d640"/>
    </style:style>
    <style:style style:name="P5" style:family="paragraph" style:parent-style-name="Text_20_body" style:list-style-name="L3">
      <style:text-properties officeooo:rsid="002360eb" officeooo:paragraph-rsid="002360eb"/>
    </style:style>
    <style:style style:name="P6" style:family="paragraph" style:parent-style-name="Text_20_body" style:list-style-name="L3">
      <style:text-properties officeooo:rsid="0023dbc7" officeooo:paragraph-rsid="0023dbc7"/>
    </style:style>
    <style:style style:name="P7" style:family="paragraph" style:parent-style-name="Text_20_body">
      <style:text-properties officeooo:rsid="00247149" officeooo:paragraph-rsid="00247149"/>
    </style:style>
    <style:style style:name="P8" style:family="paragraph" style:parent-style-name="Text_20_body" style:list-style-name="L4">
      <style:text-properties officeooo:rsid="0024fbbb" officeooo:paragraph-rsid="0024fbbb"/>
    </style:style>
    <style:style style:name="P9" style:family="paragraph" style:parent-style-name="Text_20_body" style:list-style-name="L2">
      <style:text-properties officeooo:rsid="0024fbbb" officeooo:paragraph-rsid="0024fbbb"/>
    </style:style>
    <style:style style:name="P10" style:family="paragraph" style:parent-style-name="Text_20_body" style:list-style-name="L2">
      <style:text-properties officeooo:rsid="00250c47" officeooo:paragraph-rsid="00250c47"/>
    </style:style>
    <style:style style:name="P11" style:family="paragraph" style:parent-style-name="Text_20_body" style:list-style-name="L2">
      <style:text-properties officeooo:rsid="0026293d" officeooo:paragraph-rsid="0026293d"/>
    </style:style>
    <style:style style:name="P12" style:family="paragraph" style:parent-style-name="Text_20_body" style:list-style-name="L2">
      <style:text-properties officeooo:rsid="00280313" officeooo:paragraph-rsid="00280313"/>
    </style:style>
    <style:style style:name="P13" style:family="paragraph" style:parent-style-name="Text_20_body" style:list-style-name="L4">
      <style:text-properties fo:language="en" fo:country="US" officeooo:rsid="002e0841" officeooo:paragraph-rsid="002e0841"/>
    </style:style>
    <style:style style:name="P14" style:family="paragraph" style:parent-style-name="Text_20_body">
      <style:text-properties fo:language="en" fo:country="US" officeooo:rsid="003280c2" officeooo:paragraph-rsid="00352f4a"/>
    </style:style>
    <style:style style:name="P15" style:family="paragraph" style:parent-style-name="Text_20_body" style:list-style-name="L3">
      <style:text-properties officeooo:rsid="0028c9f0" officeooo:paragraph-rsid="0028c9f0"/>
    </style:style>
    <style:style style:name="P16" style:family="paragraph" style:parent-style-name="Text_20_body">
      <style:text-properties officeooo:rsid="0030d10e" officeooo:paragraph-rsid="0030d10e"/>
    </style:style>
    <style:style style:name="P17" style:family="paragraph" style:parent-style-name="Text_20_body" style:list-style-name="L5">
      <style:text-properties officeooo:paragraph-rsid="00352f4a"/>
    </style:style>
    <style:style style:name="P18" style:family="paragraph" style:parent-style-name="Text_20_body" style:list-style-name="L5">
      <style:text-properties officeooo:rsid="00352f4a" officeooo:paragraph-rsid="00352f4a"/>
    </style:style>
    <style:style style:name="T1" style:family="text">
      <style:text-properties officeooo:rsid="0021d640"/>
    </style:style>
    <style:style style:name="T2" style:family="text">
      <style:text-properties officeooo:rsid="00250c47"/>
    </style:style>
    <style:style style:name="T3" style:family="text">
      <style:text-properties officeooo:rsid="0026293d"/>
    </style:style>
    <style:style style:name="T4" style:family="text">
      <style:text-properties officeooo:rsid="00273639"/>
    </style:style>
    <style:style style:name="T5" style:family="text">
      <style:text-properties officeooo:rsid="00282f7a"/>
    </style:style>
    <style:style style:name="T6" style:family="text">
      <style:text-properties officeooo:rsid="0028c82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8c82b"/>
    </style:style>
    <style:style style:name="T9" style:family="text">
      <style:text-properties fo:language="en" fo:country="US" officeooo:rsid="0028c9f0"/>
    </style:style>
    <style:style style:name="T10" style:family="text">
      <style:text-properties fo:language="en" fo:country="US" officeooo:rsid="002c1cf9"/>
    </style:style>
    <style:style style:name="T11" style:family="text">
      <style:text-properties fo:language="en" fo:country="US" officeooo:rsid="002cf26c"/>
    </style:style>
    <style:style style:name="T12" style:family="text">
      <style:text-properties fo:language="en" fo:country="US" officeooo:rsid="002e0841"/>
    </style:style>
    <style:style style:name="T13" style:family="text">
      <style:text-properties fo:language="en" fo:country="US" officeooo:rsid="002fec22"/>
    </style:style>
    <style:style style:name="T14" style:family="text">
      <style:text-properties fo:language="en" fo:country="US" officeooo:rsid="002a7282"/>
    </style:style>
    <style:style style:name="T15" style:family="text">
      <style:text-properties fo:language="en" fo:country="US" officeooo:rsid="003280c2"/>
    </style:style>
    <style:style style:name="T16" style:family="text">
      <style:text-properties fo:language="en" fo:country="US" officeooo:rsid="003529eb"/>
    </style:style>
    <style:style style:name="T17" style:family="text">
      <style:text-properties officeooo:rsid="002a7282"/>
    </style:style>
    <style:style style:name="T18" style:family="text">
      <style:text-properties officeooo:rsid="00352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ontable</text:p>
      <text:p text:style-name="P14">Tarea: </text:p>
      <text:list xml:id="list1103193172" text:style-name="L5">
        <text:list-item>
          <text:p text:style-name="P17"><text:span text:style-name="T15">crear metodo para convertir </text:span><text:span text:style-name="T16">float a 2 decimales</text:span></text:p>
        </text:list-item>
        <text:list-item>
          <text:p text:style-name="P18"><text:span text:style-name="T16">v</text:span><text:span text:style-name="T7">alidar fecha</text:span></text:p>
        </text:list-item>
        <text:list-item>
          <text:p text:style-name="P18"><text:span text:style-name="T7">solucionar el problema del contador</text:span></text:p>
        </text:list-item>
      </text:list>
      <text:p text:style-name="P2"><text:span text:style-name="T1">Clase </text:span>Cuenta</text:p>
      <text:list xml:id="list323796340" text:style-name="L2">
        <text:list-item>
          <text:p text:style-name="P3">codigo (string)</text:p>
        </text:list-item>
        <text:list-item>
          <text:p text:style-name="P3">nombre (string)</text:p>
        </text:list-item>
        <text:list-item>
          <text:p text:style-name="P3">tipo (string <text:span text:style-name="T13">de un caracter</text:span>)<text:span text:style-name="T13">: deterrmina si la cuenta es de saldo deudor o acreedor. Para cuenta tipo deudora se usa + y para cuenta tipo acreedora se usa -</text:span></text:p>
        </text:list-item>
        <text:list-item>
          <text:p text:style-name="P3">descripcion (string <text:span text:style-name="T11">OPCIONAL</text:span>)</text:p>
        </text:list-item>
        <text:list-item>
          <text:p text:style-name="P9"><text:span text:style-name="T2">c</text:span>uenta (Cuenta): hace referencia a la cuenta padre</text:p>
        </text:list-item>
        <text:list-item>
          <text:p text:style-name="P10">parciales (Lista de Parcial): <text:span text:style-name="T3">lista de cuentas y cantidades involucradas</text:span></text:p>
        </text:list-item>
        <text:list-item>
          <text:p text:style-name="P11">cuentas (Lista de Cuenta): <text:span text:style-name="T4">lista de cuentas hijas</text:span></text:p>
        </text:list-item>
        <text:list-item>
          <text:p text:style-name="P12"><text:span text:style-name="T9">c</text:span><text:span text:style-name="T7">argos</text:span><text:span text:style-name="T9">A</text:span><text:span text:style-name="T7">bonos</text:span> (Lista de CargoA<text:span text:style-name="T5">b</text:span>ono): <text:span text:style-name="T6">lista que contiene los cargos y abonos en los que la cuenta está in</text:span><text:span text:style-name="T8">volucrada</text:span></text:p>
        </text:list-item>
      </text:list>
      <text:p text:style-name="P4">Clase Partida</text:p>
      <text:list xml:id="list1257155272" text:style-name="L3">
        <text:list-item>
          <text:p text:style-name="P5">fecha (date)</text:p>
        </text:list-item>
        <text:list-item>
          <text:p text:style-name="P6">descripcion (string <text:span text:style-name="T11">OPCIONAL</text:span>)</text:p>
        </text:list-item>
        <text:list-item>
          <text:p text:style-name="P6">contador (integer): es el numero de partida</text:p>
        </text:list-item>
        <text:list-item>
          <text:p text:style-name="P15"><text:span text:style-name="T7">cargosAbonos (Lista CargoAbono): </text:span><text:span text:style-name="T14">lista de cargos y abonos que tiene la partida</text:span></text:p>
        </text:list-item>
      </text:list>
      <text:p text:style-name="P16"><text:span text:style-name="T14">S</text:span><text:span text:style-name="T7">e registra una partida si </text:span></text:p>
      <text:p text:style-name="P7">Clase CargoAbono</text:p>
      <text:list xml:id="list649420926" text:style-name="L4">
        <text:list-item>
          <text:p text:style-name="P8"><text:span text:style-name="T12">c</text:span>uenta (Cuenta)<text:span text:style-name="T10">: cuenta involocrada</text:span></text:p>
        </text:list-item>
        <text:list-item>
          <text:p text:style-name="P8"><text:span text:style-name="T12">p</text:span>artida (Partida)<text:span text:style-name="T10">: partida a la que partenece</text:span></text:p>
        </text:list-item>
        <text:list-item>
          <text:p text:style-name="P13">monto (Float)</text:p>
        </text:list-item>
        <text:list-item>
          <text:p text:style-name="P13">operacion (String un caracter)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6:13:09.699000000</meta:creation-date>
    <dc:date>2018-07-28T17:25:47.672000000</dc:date>
    <meta:editing-duration>PT54M51S</meta:editing-duration>
    <meta:editing-cycles>24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5" meta:word-count="170" meta:character-count="990" meta:non-whitespace-character-count="861"/>
  </office:meta>
</office:document-meta>
</file>